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 style:list-style-name="L6">
      <style:text-properties fo:font-size="14pt" style:font-size-asian="14pt" style:font-size-complex="14pt"/>
    </style:style>
    <style:style style:name="P9" style:family="paragraph" style:parent-style-name="Standard" style:list-style-name="L7">
      <style:text-properties fo:font-size="14pt" style:font-size-asian="14pt" style:font-size-complex="14pt"/>
    </style:style>
    <style:style style:name="P10" style:family="paragraph" style:parent-style-name="Standard" style:list-style-name="L8">
      <style:text-properties fo:font-size="14pt" style:font-size-asian="14pt" style:font-size-complex="14pt"/>
    </style:style>
    <style:style style:name="P11" style:family="paragraph" style:parent-style-name="Standard" style:list-style-name="L9">
      <style:text-properties fo:font-size="14pt" style:font-size-asian="14pt" style:font-size-complex="14pt"/>
    </style:style>
    <style:style style:name="P12" style:family="paragraph" style:parent-style-name="Standard" style:list-style-name="L10">
      <style:text-properties fo:font-size="14pt" style:font-size-asian="14pt" style:font-size-complex="14pt"/>
    </style:style>
    <style:style style:name="P13" style:family="paragraph" style:parent-style-name="Standard" style:list-style-name="L11">
      <style:text-properties fo:font-size="14pt" style:font-size-asian="14pt" style:font-size-complex="14pt"/>
    </style:style>
    <style:style style:name="P14" style:family="paragraph" style:parent-style-name="Standard" style:list-style-name="L12">
      <style:text-properties fo:font-size="14pt" style:font-size-asian="14pt" style:font-size-complex="14pt"/>
    </style:style>
    <style:style style:name="P15" style:family="paragraph" style:parent-style-name="Standard" style:list-style-name="L13">
      <style:text-properties fo:font-size="14pt" style:font-size-asian="14pt" style:font-size-complex="14pt"/>
    </style:style>
    <style:style style:name="P16" style:family="paragraph" style:parent-style-name="Standard" style:list-style-name="L14">
      <style:text-properties fo:font-size="14pt" style:font-size-asian="14pt" style:font-size-complex="14pt"/>
    </style:style>
    <style:style style:name="P17" style:family="paragraph" style:parent-style-name="Standard" style:list-style-name="L15">
      <style:text-properties fo:font-size="14pt" style:font-size-asian="14pt" style:font-size-complex="14pt"/>
    </style:style>
    <style:style style:name="P18" style:family="paragraph" style:parent-style-name="Standard" style:list-style-name="L16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m o baza de date cu numele TEST astfel</text:p>
      <text:list xml:id="list8851285905421965416" text:style-name="L1">
        <text:list-item>
          <text:p text:style-name="P3">create database Test; </text:p>
        </text:list-item>
      </text:list>
      <text:p text:style-name="P1"/>
      <text:p text:style-name="P1">Pentru a o folosi si crea tabele in ea folosim:</text:p>
      <text:list xml:id="list6784637405280398928" text:style-name="L2">
        <text:list-item>
          <text:p text:style-name="P4">use TEST;</text:p>
        </text:list-item>
      </text:list>
      <text:p text:style-name="P1"/>
      <text:p text:style-name="P1">Pentru a crea un tabel si coloanele din el folosim:</text:p>
      <text:list xml:id="list3155271929545000648" text:style-name="L3">
        <text:list-item>
          <text:p text:style-name="P5">create table Student(student_id smallint unsigned, student_name varchar(30) NOT NULL, gender char(1) check(gender IN('M', 'F')), constraint student_id_contraint primary key(student_id));</text:p>
          <text:p text:style-name="P5"/>
          <text:p text:style-name="P5">Numele tabelului fa vi Student, unde student_id va fi de tipul smallint pentru ca nu ne asteptam sa avem mai multi de 65000 de studenti intr-o clasa si indexul va fi mereu pozitiv, numele studentului va fi obligatoriu si va contine 30 de caractere, sexul (gender) fa contine un singur caracter M sau F, iar contrangerea va fi ca student_id sa fie cheia primara.</text:p>
        </text:list-item>
      </text:list>
      <text:p text:style-name="P1"/>
      <text:p text:style-name="P1">Pentru a insera o noua inregistrare folosim:</text:p>
      <text:list xml:id="list7789120191415549046" text:style-name="L4">
        <text:list-item>
          <text:p text:style-name="P6">insert into Student(student_id, student_name, gender) values(1, 'Joe', 'M');</text:p>
        </text:list-item>
      </text:list>
      <text:p text:style-name="P1"/>
      <text:p text:style-name="P1">Pentru a sterge o inregistrare:</text:p>
      <text:list xml:id="list3108294452513425431" text:style-name="L5">
        <text:list-item>
          <text:p text:style-name="P7">delete from Student where gender='M';</text:p>
          <text:p text:style-name="P7">Sterge toate inregistrarile care au valoarea 'M' la gander.</text:p>
        </text:list-item>
      </text:list>
      <text:p text:style-name="P1"/>
      <text:p text:style-name="P1">Pentru a edita o intregistrare:</text:p>
      <text:list xml:id="list5327797548026149149" text:style-name="L6">
        <text:list-item>
          <text:p text:style-name="P8">update Student set student_name='Ana' where student_id=4;</text:p>
          <text:p text:style-name="P8">Modificam numele studentului cu id-ul 4 in Ana.</text:p>
        </text:list-item>
      </text:list>
      <text:p text:style-name="P1"/>
      <text:p text:style-name="P1">Pentru a modifica structura tabelului:</text:p>
      <text:list xml:id="list8811678963001853965" text:style-name="L7">
        <text:list-item>
          <text:p text:style-name="P9">alter table Student add University varchar(20);</text:p>
          <text:p text:style-name="P9">Adaugam o noua coloana denumita University de maxim 20 de caractere</text:p>
        </text:list-item>
      </text:list>
      <text:p text:style-name="P1"/>
      <text:list xml:id="list4130779680284623195" text:style-name="L8">
        <text:list-item>
          <text:p text:style-name="P10">alter table Student drop University</text:p>
          <text:p text:style-name="P10">Stergem coloana University.</text:p>
        </text:list-item>
      </text:list>
      <text:p text:style-name="P1"/>
      <text:p text:style-name="P1">Pentru a selecta anumite coloane:</text:p>
      <text:list xml:id="list7393867177627335773" text:style-name="L9">
        <text:list-item>
          <text:p text:style-name="P11">select cod, nume from Student;</text:p>
          <text:p text:style-name="P11">Selectam coloanele cod si nume din tabela Student</text:p>
        </text:list-item>
      </text:list>
      <text:p text:style-name="P1"/>
      <text:p text:style-name="P1">Pentru a filtra o selectie folosim cuvinte cheie ca WHERE, IN, BETWEEN, etc</text:p>
      <text:list xml:id="list1015487821694338768" text:style-name="L10">
        <text:list-item>
          <text:p text:style-name="P12">select * from Orase where name='Berlin';</text:p>
          <text:p text:style-name="P12">Selectam toate inregistrarile din tabela Orase unde numele este Berlin</text:p>
        </text:list-item>
      </text:list>
      <text:p text:style-name="P1"/>
      <text:list xml:id="list1305338829118199426" text:style-name="L11">
        <text:list-item>
          <text:p text:style-name="P13">select * from Country where name in ('Romania', 'Sua');</text:p>
          <text:p text:style-name="P13"><text:soft-page-break/>Selectam toate inregistrarile din tabela Country care contin numele de Romania si Sua.</text:p>
        </text:list-item>
      </text:list>
      <text:p text:style-name="P1"/>
      <text:list xml:id="list1787280760392961591" text:style-name="L12">
        <text:list-item>
          <text:p text:style-name="P14">select * from Student where id between 23 and 380;</text:p>
          <text:p text:style-name="P14">Selectam toate inreg din tabela Student cu id-ul intre 23 si 280.</text:p>
        </text:list-item>
      </text:list>
      <text:p text:style-name="P1"/>
      <text:list xml:id="list888941893" text:continue-numbering="true" text:style-name="L12">
        <text:list-item>
          <text:p text:style-name="P14">select * from Student where id not in (3, 4);</text:p>
          <text:p text:style-name="P14">Selectam toate inreg din tabela Student mai putin cele cu id-ul 3 si 4.</text:p>
        </text:list-item>
      </text:list>
      <text:p text:style-name="P1"/>
      <text:p text:style-name="P1">Putem folosi si operatori logici</text:p>
      <text:list xml:id="list1481746695368433784" text:style-name="L13">
        <text:list-item>
          <text:p text:style-name="P15">select * from city where num_citizens &gt;=2000000 and country='China'</text:p>
        </text:list-item>
        <text:list-item>
          <text:p text:style-name="P15">select * from city where name='Berlin' or name='London'</text:p>
        </text:list-item>
      </text:list>
      <text:p text:style-name="P1"/>
      <text:p text:style-name="P1">Folosirea de wildcarduri se face asa</text:p>
      <text:list xml:id="list382346779554102887" text:style-name="L14">
        <text:list-item>
          <text:p text:style-name="P16">select * from city where name like “B%”;</text:p>
          <text:p text:style-name="P16">Selectam toate inreg din tabela City ale caror nume incep cu litera B.</text:p>
        </text:list-item>
        <text:list-item>
          <text:p text:style-name="P16">select * from city where name like “B____”;</text:p>
          <text:p text:style-name="P16">Selectam toate inreg din tabela City ale caror nume incep cu litera B, dupa care urmeaza 4 caractere.</text:p>
        </text:list-item>
      </text:list>
      <text:p text:style-name="P1"/>
      <text:p text:style-name="P1">Putem ordona selectia in functie de diferite criterii:</text:p>
      <text:list xml:id="list6717479336565743392" text:style-name="L15">
        <text:list-item>
          <text:p text:style-name="P17">select * from city order by name</text:p>
        </text:list-item>
        <text:list-item>
          <text:p text:style-name="P17">select * from city order by id desc</text:p>
        </text:list-item>
        <text:list-item>
          <text:p text:style-name="P17">select * from city order by id asc</text:p>
        </text:list-item>
        <text:list-item>
          <text:p text:style-name="P17">select * from city order by name, country_code desc</text:p>
        </text:list-item>
      </text:list>
      <text:p text:style-name="P1"/>
      <text:p text:style-name="P1">Cand avem functii si vrem sa facem o selectie filtrata, folosim HAVING nu WHERE:</text:p>
      <text:list xml:id="list3376910607292927168" text:style-name="L16">
        <text:list-item>
          <text:p text:style-name="P18">select sum(population) as totalPop, country_code as Country from city group by country_code HAVING <text:s/>totalPop&gt;100000 order by <text:s/>totalPop desc</text:p>
          <text:p text:style-name="P18">Selectam toate inregistratile din table City in care populatia totala este mai mare de 100000 locuitori, si vrem sa afisam in ordinde descrescatoare .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</meta:initial-creator>
    <meta:creation-date>2018-06-12T16:59:33</meta:creation-date>
    <meta:generator>OpenOffice/4.1.2$Unix OpenOffice.org_project/412m3$Build-9782</meta:generator>
    <dc:date>2018-06-18T11:33:59</dc:date>
    <dc:creator>Stefan </dc:creator>
    <meta:editing-duration>PT1H38M52S</meta:editing-duration>
    <meta:editing-cycles>22</meta:editing-cycles>
    <meta:document-statistic meta:table-count="0" meta:image-count="0" meta:object-count="0" meta:page-count="2" meta:paragraph-count="48" meta:word-count="520" meta:character-count="3037"/>
  </office:meta>
</office:document-meta>
</file>